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, serif"/>
    <style:font-face style:name="Lohit Devanagari1" svg:font-family="'Lohit Devanagari'"/>
    <style:font-face style:name="Gentium" svg:font-family="Gentium" style:font-pitch="variable"/>
    <style:font-face style:name="Gentium Basic1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Gentium Basic1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Gentium Basic1" fo:font-size="12pt" officeooo:rsid="000e6a14" officeooo:paragraph-rsid="000e6a14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Gentium Basic1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Gentium Basic1" fo:font-size="12pt" officeooo:paragraph-rsid="000ebf9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Gentium Basic1" fo:font-size="12pt" fo:font-weight="bold" officeooo:rsid="000e6a14" officeooo:paragraph-rsid="000e6a1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Gentium Basic1" fo:font-size="14pt" fo:font-weight="bold" officeooo:rsid="000e6a14" officeooo:paragraph-rsid="000e6a1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ebf9e"/>
    </style:style>
    <style:style style:name="P8" style:family="paragraph" style:parent-style-name="Standard">
      <style:paragraph-properties fo:text-align="justify" style:justify-single-word="false"/>
      <style:text-properties officeooo:paragraph-rsid="000f7167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6a14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ebf9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7167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f7167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0f7167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officeooo:rsid="000f7167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text-position="super 58%" fo:font-style="normal" style:text-underline-style="none" fo:font-weight="normal" officeooo:rsid="000f7167" style:text-blinking="false" fo:background-color="transparent" loext:char-shading-value="0" style:font-weight-asian="normal" style:font-weight-complex="normal"/>
    </style:style>
    <style:style style:name="T13" style:family="text">
      <style:text-properties style:font-name="Gentium Basic1" fo:font-size="12pt" style:font-size-asian="12pt" style:font-size-complex="12pt"/>
    </style:style>
    <style:style style:name="T14" style:family="text">
      <style:text-properties style:font-name="Gentium Basic1" fo:font-size="12pt" officeooo:rsid="000ebf9e" style:font-size-asian="12pt" style:font-size-complex="12pt"/>
    </style:style>
    <style:style style:name="T15" style:family="text">
      <style:text-properties style:font-name="Gentium Basic1" fo:font-size="12pt" officeooo:rsid="000f7167" style:font-size-asian="12pt" style:font-size-complex="12pt"/>
    </style:style>
    <style:style style:name="T16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ame Physics (GADV8001)</text:p>
      <text:p text:style-name="P6"/>
      <text:p text:style-name="P6">Assignment 1</text:p>
      <text:p text:style-name="P1"/>
      <text:p text:style-name="P2"><text:span text:style-name="T10">Due Date: </text:span><text:span text:style-name="T6">18</text:span><text:span text:style-name="T12">th</text:span><text:span text:style-name="T6"> December 2020</text:span></text:p>
      <text:p text:style-name="P2"><text:span text:style-name="T2"/></text:p>
      <text:p text:style-name="P5"><text:span text:style-name="T8">Description:</text:span></text:p>
      <text:p text:style-name="P4"><text:bookmark text:name="docs-internal-guid-fdb0bc93-7fff-8c92-1654-5e98d28e4b90"/><text:span text:style-name="T2">Using the Bullet Physics Engine and OpenGL </text:span><text:span text:style-name="T7">setup </text:span><text:span text:style-name="T3">that you explored in your labs,</text:span><text:span text:style-name="T2"> create a </text:span><text:span text:style-name="T4">small</text:span><text:span text:style-name="T1"> </text:span><text:span text:style-name="T2">game related scene </text:span><text:span text:style-name="T3">or mini-game </text:span><text:span text:style-name="T2">that utilises some of the physics concepts </text:span><text:span text:style-name="T5">you have </text:span><text:span text:style-name="T2">covered. </text:span><text:span text:style-name="T5">Your scence or mini-game should incorporate some interesting game mechanics that represent </text:span><text:span text:style-name="T7">some</text:span><text:span text:style-name="T5"> aspect</text:span><text:span text:style-name="T7">s </text:span><text:span text:style-name="T5">of something that could form part of a playable game. </text:span></text:p>
      <text:p text:style-name="P4"><text:span text:style-name="T5"/></text:p>
      <text:p text:style-name="P4"><text:span text:style-name="T5">Your</text:span><text:span text:style-name="T2"> scene does not require especially nice graphics (but can if you like) </text:span><text:span text:style-name="T5">and sound effects are optional (but would be nice).</text:span></text:p>
      <text:p text:style-name="P3"/>
      <text:p text:style-name="P5">Submission:</text:p>
      <text:p text:style-name="P7"><text:span text:style-name="T14">Prepare a short (3-5 min</text:span><text:span text:style-name="T15">ute</text:span><text:span text:style-name="T14">) </text:span>narrated<text:span text:style-name="T14"> screen recording demonstrating your implementaion along with a brief (1-2 page) </text:span><text:span text:style-name="T15">report describing hoiw you created your scene.</text:span></text:p>
      <text:p text:style-name="P7"><text:span text:style-name="T15"/></text:p>
      <text:p text:style-name="P8"><text:span text:style-name="T15">Submit to the upload link provided on Mood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, serif"/>
    <style:font-face style:name="Lohit Devanagari1" svg:font-family="'Lohit Devanagari'"/>
    <style:font-face style:name="Gentium" svg:font-family="Gentium" style:font-pitch="variable"/>
    <style:font-face style:name="Gentium Basic1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30T09:45:17.876852246</meta:creation-date>
    <dc:date>2020-11-30T16:40:13.336888759</dc:date>
    <meta:editing-duration>PT3H33M3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22" meta:character-count="768" meta:non-whitespace-character-count="654"/>
  </office:meta>
</office:document-meta>
</file>